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3.7cm" fo:margin-left="0.109cm" fo:margin-right="0.09cm" table:align="margins"/>
    </style:style>
    <style:style style:name="Tabla1.A" style:family="table-column">
      <style:table-column-properties style:column-width="5.075cm" style:rel-column-width="2877*"/>
    </style:style>
    <style:style style:name="Tabla1.B" style:family="table-column">
      <style:table-column-properties style:column-width="1.66cm" style:rel-column-width="941*"/>
    </style:style>
    <style:style style:name="Tabla1.C" style:family="table-column">
      <style:table-column-properties style:column-width="5.629cm" style:rel-column-width="3191*"/>
    </style:style>
    <style:style style:name="Tabla1.D" style:family="table-column">
      <style:table-column-properties style:column-width="1.337cm" style:rel-column-width="758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3.7cm" fo:margin-left="0.109cm" fo:margin-right="0.09cm" table:align="margins"/>
    </style:style>
    <style:style style:name="Tabla3.A" style:family="table-column">
      <style:table-column-properties style:column-width="5.436cm" style:rel-column-width="3082*"/>
    </style:style>
    <style:style style:name="Tabla3.B" style:family="table-column">
      <style:table-column-properties style:column-width="2.501cm" style:rel-column-width="1418*"/>
    </style:style>
    <style:style style:name="Tabla3.C" style:family="table-column">
      <style:table-column-properties style:column-width="4.401cm" style:rel-column-width="2495*"/>
    </style:style>
    <style:style style:name="Tabla3.D" style:family="table-column">
      <style:table-column-properties style:column-width="1.362cm" style:rel-column-width="772*"/>
    </style:style>
    <style:style style:name="Tabla3.A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3.7cm" fo:margin-left="0.109cm" fo:margin-right="0.09cm" table:align="margins"/>
    </style:style>
    <style:style style:name="Tabla4.A" style:family="table-column">
      <style:table-column-properties style:column-width="3.272cm" style:rel-column-width="1855*"/>
    </style:style>
    <style:style style:name="Tabla4.B" style:family="table-column">
      <style:table-column-properties style:column-width="3.582cm" style:rel-column-width="2031*"/>
    </style:style>
    <style:style style:name="Tabla4.C" style:family="table-column">
      <style:table-column-properties style:column-width="3.32cm" style:rel-column-width="1882*"/>
    </style:style>
    <style:style style:name="Tabla4.D" style:family="table-column">
      <style:table-column-properties style:column-width="2.141cm" style:rel-column-width="1214*"/>
    </style:style>
    <style:style style:name="Tabla4.E" style:family="table-column">
      <style:table-column-properties style:column-width="1.385cm" style:rel-column-width="785*"/>
    </style:style>
    <style:style style:name="Tabla4.A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8.634cm" fo:margin-left="2.143cm" fo:margin-right="3.122cm" table:align="margins"/>
    </style:style>
    <style:style style:name="Tabla5.A" style:family="table-column">
      <style:table-column-properties style:column-width="3.367cm" style:rel-column-width="25557*"/>
    </style:style>
    <style:style style:name="Tabla5.B" style:family="table-column">
      <style:table-column-properties style:column-width="2.743cm" style:rel-column-width="20818*"/>
    </style:style>
    <style:style style:name="Tabla5.C" style:family="table-column">
      <style:table-column-properties style:column-width="2.524cm" style:rel-column-width="19160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3.7cm" fo:margin-left="0.109cm" fo:margin-right="0.09cm" table:align="margins"/>
    </style:style>
    <style:style style:name="Tabla6.A" style:family="table-column">
      <style:table-column-properties style:column-width="4.498cm" style:rel-column-width="2550*"/>
    </style:style>
    <style:style style:name="Tabla6.B" style:family="table-column">
      <style:table-column-properties style:column-width="2.766cm" style:rel-column-width="1568*"/>
    </style:style>
    <style:style style:name="Tabla6.C" style:family="table-column">
      <style:table-column-properties style:column-width="3.03cm" style:rel-column-width="1718*"/>
    </style:style>
    <style:style style:name="Tabla6.D" style:family="table-column">
      <style:table-column-properties style:column-width="1.226cm" style:rel-column-width="695*"/>
    </style:style>
    <style:style style:name="Tabla6.E" style:family="table-column">
      <style:table-column-properties style:column-width="2.18cm" style:rel-column-width="1236*"/>
    </style:style>
    <style:style style:name="Tabla6.A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3.7cm" fo:margin-left="0.109cm" fo:margin-right="0.09cm" table:align="margins"/>
    </style:style>
    <style:style style:name="Tabla7.A" style:family="table-column">
      <style:table-column-properties style:column-width="5.244cm" style:rel-column-width="2973*"/>
    </style:style>
    <style:style style:name="Tabla7.B" style:family="table-column">
      <style:table-column-properties style:column-width="1.61cm" style:rel-column-width="913*"/>
    </style:style>
    <style:style style:name="Tabla7.C" style:family="table-column">
      <style:table-column-properties style:column-width="3.44cm" style:rel-column-width="1950*"/>
    </style:style>
    <style:style style:name="Tabla7.D" style:family="table-column">
      <style:table-column-properties style:column-width="1.226cm" style:rel-column-width="695*"/>
    </style:style>
    <style:style style:name="Tabla7.E" style:family="table-column">
      <style:table-column-properties style:column-width="2.18cm" style:rel-column-width="1236*"/>
    </style:style>
    <style:style style:name="Tabla7.A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3.7cm" fo:margin-left="0.109cm" fo:margin-right="0.09cm" table:align="margins"/>
    </style:style>
    <style:style style:name="Tabla8.A" style:family="table-column">
      <style:table-column-properties style:column-width="8.08cm" style:rel-column-width="4581*"/>
    </style:style>
    <style:style style:name="Tabla8.B" style:family="table-column">
      <style:table-column-properties style:column-width="3.537cm" style:rel-column-width="2005*"/>
    </style:style>
    <style:style style:name="Tabla8.C" style:family="table-column">
      <style:table-column-properties style:column-width="2.083cm" style:rel-column-width="1181*"/>
    </style:style>
    <style:style style:name="Tabla8.A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text-indent="0cm" style:auto-text-indent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Liberation Sans" fo:font-size="7pt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weight="bold" officeooo:rsid="0016a185" officeooo:paragraph-rsid="0016a185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font-name="Liberation Sans" fo:font-size="6pt" fo:font-weight="bold" officeooo:paragraph-rsid="001c5211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weight="bold" officeooo:rsid="0033de9f" officeooo:paragraph-rsid="0033de9f" style:font-size-asian="6pt" style:font-weight-asian="bold" style:font-size-complex="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style="normal" officeooo:paragraph-rsid="001def68" style:font-size-asian="6pt" style:font-style-asian="normal" style:font-size-complex="6pt" style:font-style-complex="normal"/>
    </style:style>
    <style:style style:name="P8" style:family="paragraph" style:parent-style-name="Table_20_Contents">
      <style:paragraph-properties fo:text-align="end" style:justify-single-word="false"/>
      <style:text-properties style:use-window-font-color="true" style:font-name="Liberation Sans" fo:font-size="6pt" fo:font-style="normal" officeooo:paragraph-rsid="001def68" style:font-size-asian="6pt" style:font-style-asian="normal" style:font-size-complex="6pt" style:font-style-complex="normal"/>
    </style:style>
    <style:style style:name="P9" style:family="paragraph" style:parent-style-name="Table_20_Contents">
      <style:text-properties style:use-window-font-color="true" style:font-name="Liberation Sans" fo:font-size="6pt" officeooo:paragraph-rsid="0019358f" style:font-size-asian="6pt" style:font-size-complex="6pt"/>
    </style:style>
    <style:style style:name="P10" style:family="paragraph" style:parent-style-name="Table_20_Contents">
      <style:paragraph-properties fo:text-align="justify" style:justify-single-word="false"/>
    </style:style>
    <style:style style:name="P11" style:family="paragraph" style:parent-style-name="Header">
      <style:paragraph-properties fo:text-align="center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P12" style:family="paragraph" style:parent-style-name="Footer">
      <style:text-properties style:use-window-font-color="true" style:font-name="Liberation Sans" fo:font-size="8pt" fo:font-style="normal" officeooo:rsid="0016a185" style:font-size-asian="8pt" style:font-style-asian="normal" style:font-size-complex="8pt" style:font-style-complex="normal"/>
    </style:style>
    <style:style style:name="P13" style:family="paragraph" style:parent-style-name="Footer">
      <style:text-properties officeooo:paragraph-rsid="0039b93a"/>
    </style:style>
    <style:style style:name="P14" style:family="paragraph" style:parent-style-name="Footer">
      <style:paragraph-properties fo:text-align="start" style:justify-single-word="false"/>
      <style:text-properties officeooo:paragraph-rsid="0039b93a"/>
    </style:style>
    <style:style style:name="P15" style:family="paragraph" style:parent-style-name="Standard">
      <style:text-properties officeooo:paragraph-rsid="0016a185"/>
    </style:style>
    <style:style style:name="P16" style:family="paragraph" style:parent-style-name="Standard">
      <style:paragraph-properties fo:text-align="start" style:justify-single-word="false"/>
      <style:text-properties officeooo:paragraph-rsid="0016a185"/>
    </style:style>
    <style:style style:name="P17" style:family="paragraph" style:parent-style-name="Standard">
      <style:text-properties fo:font-size="7pt" officeooo:paragraph-rsid="002d8ce2" style:font-size-asian="7pt" style:font-size-complex="7pt"/>
    </style:style>
    <style:style style:name="P18" style:family="paragraph" style:parent-style-name="Standard">
      <style:paragraph-properties fo:text-align="start" style:justify-single-word="false"/>
      <style:text-properties fo:font-size="7pt" officeooo:rsid="002d8ce2" officeooo:paragraph-rsid="002d8ce2" style:font-size-asian="7pt" style:font-size-complex="7pt"/>
    </style:style>
    <style:style style:name="P19" style:family="paragraph" style:parent-style-name="Standard">
      <style:text-properties officeooo:paragraph-rsid="004047fe"/>
    </style:style>
    <style:style style:name="P20" style:family="paragraph" style:parent-style-name="Standard">
      <style:paragraph-properties fo:text-align="start" style:justify-single-word="false" fo:break-before="page"/>
      <style:text-properties fo:font-size="7pt" officeooo:rsid="002b2e0f" officeooo:paragraph-rsid="002b2e0f" style:font-size-asian="7pt" style:font-size-complex="7pt"/>
    </style:style>
    <style:style style:name="P21" style:family="paragraph" style:parent-style-name="Table_20_Contents">
      <style:paragraph-properties fo:text-align="start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style:use-window-font-color="true" style:font-name="Liberation Sans" fo:font-size="9pt" fo:font-style="normal" fo:font-weight="bold" officeooo:paragraph-rsid="00443eca" style:font-size-asian="9pt" style:font-style-asian="normal" style:font-weight-asian="bold" style:font-size-complex="9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weight="bold" officeooo:rsid="0016a185" officeooo:paragraph-rsid="002b2e0f" style:font-size-asian="6pt" style:font-weight-asian="bold" style:font-size-complex="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weight="bold" officeooo:rsid="0016a185" officeooo:paragraph-rsid="002d8ce2" style:font-size-asian="6pt" style:font-weight-asian="bold" style:font-size-complex="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weight="bold" officeooo:rsid="0016a185" officeooo:paragraph-rsid="004047fe" style:font-size-asian="6pt" style:font-weight-asian="bold" style:font-size-complex="6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weight="bold" officeooo:rsid="0016a185" officeooo:paragraph-rsid="0042766e" style:font-size-asian="6pt" style:font-weight-asian="bold" style:font-size-complex="6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weight="bold" officeooo:rsid="0016a185" officeooo:paragraph-rsid="00463d64" style:font-size-asian="6pt" style:font-weight-asian="bold" style:font-size-complex="6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weight="bold" officeooo:rsid="001f551f" officeooo:paragraph-rsid="001f551f" style:font-size-asian="6pt" style:font-weight-asian="bold" style:font-size-complex="6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weight="bold" officeooo:rsid="001f551f" officeooo:paragraph-rsid="004047fe" style:font-size-asian="6pt" style:font-weight-asian="bold" style:font-size-complex="6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weight="bold" officeooo:rsid="003a25d0" officeooo:paragraph-rsid="003a25d0" style:font-size-asian="6pt" style:font-weight-asian="bold" style:font-size-complex="6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weight="bold" officeooo:rsid="003a25d0" officeooo:paragraph-rsid="003fee1b" style:font-size-asian="6pt" style:font-weight-asian="bold" style:font-size-complex="6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weight="bold" officeooo:rsid="003a25d0" officeooo:paragraph-rsid="004047fe" style:font-size-asian="6pt" style:font-weight-asian="bold" style:font-size-complex="6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use-window-font-color="true" style:font-name="Liberation Sans" fo:font-size="6pt" fo:font-weight="bold" officeooo:paragraph-rsid="0016a185" style:font-size-asian="6pt" style:font-weight-asian="bold" style:font-size-complex="6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use-window-font-color="true" style:font-name="Liberation Sans" fo:font-size="6pt" fo:font-weight="bold" officeooo:paragraph-rsid="002b2e0f" style:font-size-asian="6pt" style:font-weight-asian="bold" style:font-size-complex="6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use-window-font-color="true" style:font-name="Liberation Sans" fo:font-size="6pt" fo:font-weight="bold" officeooo:paragraph-rsid="002d8ce2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use-window-font-color="true" style:font-name="Liberation Sans" fo:font-size="6pt" fo:font-weight="bold" officeooo:paragraph-rsid="004047fe" style:font-size-asian="6pt" style:font-weight-asian="bold" style:font-size-complex="6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weight="bold" officeooo:rsid="002cbe5f" officeooo:paragraph-rsid="002cbe5f" style:font-size-asian="6pt" style:font-weight-asian="bold" style:font-size-complex="6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weight="bold" officeooo:rsid="002cbe5f" officeooo:paragraph-rsid="002d8ce2" style:font-size-asian="6pt" style:font-weight-asian="bold" style:font-size-complex="6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style="normal" officeooo:paragraph-rsid="001def68" style:font-size-asian="6pt" style:font-style-asian="normal" style:font-size-complex="6pt" style:font-style-complex="normal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style="normal" officeooo:paragraph-rsid="001f551f" style:font-size-asian="6pt" style:font-style-asian="normal" style:font-size-complex="6pt" style:font-style-complex="normal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style="normal" officeooo:paragraph-rsid="002b2e0f" style:font-size-asian="6pt" style:font-style-asian="normal" style:font-size-complex="6pt" style:font-style-complex="normal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style="normal" officeooo:paragraph-rsid="002cbe5f" style:font-size-asian="6pt" style:font-style-asian="normal" style:font-size-complex="6pt" style:font-style-complex="normal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style="normal" officeooo:paragraph-rsid="002d8ce2" style:font-size-asian="6pt" style:font-style-asian="normal" style:font-size-complex="6pt" style:font-style-complex="normal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style="normal" officeooo:paragraph-rsid="003fee1b" style:font-size-asian="6pt" style:font-style-asian="normal" style:font-size-complex="6pt" style:font-style-complex="normal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style="normal" officeooo:paragraph-rsid="004047fe" style:font-size-asian="6pt" style:font-style-asian="normal" style:font-size-complex="6pt" style:font-style-complex="normal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style="normal" officeooo:paragraph-rsid="0042766e" style:font-size-asian="6pt" style:font-style-asian="normal" style:font-size-complex="6pt" style:font-style-complex="normal"/>
    </style:style>
    <style:style style:name="P46" style:family="paragraph" style:parent-style-name="Table_20_Contents">
      <style:paragraph-properties fo:text-align="end" style:justify-single-word="false"/>
      <style:text-properties style:use-window-font-color="true" style:font-name="Liberation Sans" fo:font-size="6pt" fo:font-style="normal" officeooo:paragraph-rsid="004047fe" style:font-size-asian="6pt" style:font-style-asian="normal" style:font-size-complex="6pt" style:font-style-complex="normal"/>
    </style:style>
    <style:style style:name="P47" style:family="paragraph" style:parent-style-name="Table_20_Contents">
      <style:text-properties style:use-window-font-color="true" style:font-name="Liberation Sans" fo:font-size="6pt" officeooo:paragraph-rsid="0016a185" style:font-size-asian="6pt" style:font-size-complex="6pt"/>
    </style:style>
    <style:style style:name="P48" style:family="paragraph" style:parent-style-name="Table_20_Contents">
      <style:text-properties style:use-window-font-color="true" style:font-name="Liberation Sans" fo:font-size="6pt" officeooo:paragraph-rsid="002b2e0f" style:font-size-asian="6pt" style:font-size-complex="6pt"/>
    </style:style>
    <style:style style:name="P49" style:family="paragraph" style:parent-style-name="Table_20_Contents">
      <style:text-properties style:use-window-font-color="true" style:font-name="Liberation Sans" fo:font-size="6pt" officeooo:paragraph-rsid="002d8ce2" style:font-size-asian="6pt" style:font-size-complex="6pt"/>
    </style:style>
    <style:style style:name="P50" style:family="paragraph" style:parent-style-name="Table_20_Contents">
      <style:text-properties style:use-window-font-color="true" style:font-name="Liberation Sans" fo:font-size="6pt" officeooo:paragraph-rsid="004047fe" style:font-size-asian="6pt" style:font-size-complex="6pt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style="italic" fo:font-weight="normal" officeooo:rsid="0016a185" officeooo:paragraph-rsid="002d8ce2" style:font-size-asian="6pt" style:font-style-asian="italic" style:font-weight-asian="normal" style:font-size-complex="6pt" style:font-style-complex="italic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style="italic" fo:font-weight="normal" officeooo:rsid="0016a185" officeooo:paragraph-rsid="002b2e0f" style:font-size-asian="6pt" style:font-style-asian="italic" style:font-weight-asian="normal" style:font-size-complex="6pt" style:font-style-complex="italic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style="italic" fo:font-weight="bold" officeooo:rsid="0016a185" officeooo:paragraph-rsid="0016a185" style:font-size-asian="6pt" style:font-style-asian="italic" style:font-weight-asian="bold" style:font-size-complex="6pt" style:font-style-complex="italic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style="italic" fo:font-weight="bold" officeooo:rsid="0016a185" officeooo:paragraph-rsid="004047fe" style:font-size-asian="6pt" style:font-style-asian="italic" style:font-weight-asian="bold" style:font-size-complex="6pt" style:font-style-complex="italic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weight="bold" officeooo:rsid="0016a185" officeooo:paragraph-rsid="0016a185" style:font-size-asian="6pt" style:font-weight-asian="bold" style:font-size-complex="6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weight="bold" officeooo:rsid="0016a185" officeooo:paragraph-rsid="0042766e" style:font-size-asian="6pt" style:font-weight-asian="bold" style:font-size-complex="6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weight="bold" officeooo:rsid="0016a185" officeooo:paragraph-rsid="00467f50" style:font-size-asian="6pt" style:font-weight-asian="bold" style:font-size-complex="6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weight="bold" officeooo:rsid="0036fe81" officeooo:paragraph-rsid="0036fe81" style:font-size-asian="6pt" style:font-weight-asian="bold" style:font-size-complex="6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use-window-font-color="true" style:font-name="Liberation Sans" fo:font-size="6pt" fo:font-weight="bold" officeooo:paragraph-rsid="0016a185" style:font-size-asian="6pt" style:font-weight-asian="bold" style:font-size-complex="6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style="normal" officeooo:paragraph-rsid="001def68" style:font-size-asian="6pt" style:font-style-asian="normal" style:font-size-complex="6pt" style:font-style-complex="normal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style="normal" officeooo:paragraph-rsid="001f551f" style:font-size-asian="6pt" style:font-style-asian="normal" style:font-size-complex="6pt" style:font-style-complex="normal"/>
    </style:style>
    <style:style style:name="P62" style:family="paragraph" style:parent-style-name="Table_20_Contents">
      <style:text-properties style:use-window-font-color="true" style:font-name="Liberation Sans" fo:font-size="6pt" officeooo:paragraph-rsid="0016a185" style:font-size-asian="6pt" style:font-size-complex="6pt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style:font-name="Liberation Sans" fo:font-size="6pt" fo:font-style="italic" fo:font-weight="bold" officeooo:rsid="0016a185" officeooo:paragraph-rsid="0016a185" style:font-size-asian="6pt" style:font-style-asian="italic" style:font-weight-asian="bold" style:font-size-complex="6pt" style:font-style-complex="italic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font-name="Liberation Sans" fo:font-size="6pt" fo:font-weight="bold" officeooo:rsid="0020f701" officeooo:paragraph-rsid="0020f701" style:font-size-asian="6pt" style:font-weight-asian="bold" style:font-size-complex="6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font-name="Liberation Sans" fo:font-size="6pt" officeooo:rsid="0020f701" officeooo:paragraph-rsid="0020f701" style:font-size-asian="6pt" style:font-size-complex="6pt"/>
    </style:style>
    <style:style style:name="P66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443eca" style:font-weight-asian="normal" style:font-weight-complex="normal"/>
    </style:style>
    <style:style style:name="T3" style:family="text">
      <style:text-properties officeooo:rsid="002b2e0f"/>
    </style:style>
    <style:style style:name="T4" style:family="text">
      <style:text-properties officeooo:rsid="002d8ce2"/>
    </style:style>
    <style:style style:name="T5" style:family="text">
      <style:text-properties officeooo:rsid="0033de9f"/>
    </style:style>
    <style:style style:name="T6" style:family="text">
      <style:text-properties style:use-window-font-color="true" style:font-name="Liberation Sans" fo:font-size="8pt" fo:font-style="normal" officeooo:rsid="0016a185" style:font-size-asian="8pt" style:font-style-asian="normal" style:font-size-complex="8pt" style:font-style-complex="normal"/>
    </style:style>
    <style:style style:name="T7" style:family="text">
      <style:text-properties officeooo:rsid="0036fe81"/>
    </style:style>
    <style:style style:name="T8" style:family="text">
      <style:text-properties officeooo:rsid="003fee1b"/>
    </style:style>
    <style:style style:name="T9" style:family="text">
      <style:text-properties officeooo:rsid="004047fe"/>
    </style:style>
    <style:style style:name="T10" style:family="text">
      <style:text-properties officeooo:rsid="0042766e"/>
    </style:style>
    <style:style style:name="T11" style:family="text">
      <style:text-properties officeooo:rsid="00443eca"/>
    </style:style>
    <style:style style:name="T12" style:family="text">
      <style:text-properties officeooo:rsid="00463d64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4" office:value-type="string">
            <text:p text:style-name="P53">Ordenes de Venta sin Facturar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4">Nombre del cliente</text:p>
          </table:table-cell>
          <table:table-cell table:style-name="Tabla1.A2" office:value-type="string">
            <text:p text:style-name="P25"><text:span text:style-name="T10">Numero </text:span></text:p>
          </table:table-cell>
          <table:table-cell table:style-name="Tabla1.A2" office:value-type="string">
            <text:p text:style-name="P25"><text:span text:style-name="T10">Referencia</text:span></text:p>
          </table:table-cell>
          <table:table-cell table:style-name="Tabla1.D2" office:value-type="string">
            <text:p text:style-name="P6">Valor</text:p>
          </table:table-cell>
        </table:table-row>
        <table:table-row>
          <table:table-cell table:style-name="Tabla1.D2" table:number-columns-spanned="4" office:value-type="string">
            <text:p text:style-name="P5"><text:text-input text:description="&lt;for each=&quot;lines in o.ovsf_ids&quot;&gt;">For lines in ordenes de venta sin facturar</text:text-input>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7"><text:text-input text:description="&lt;lines.name&gt;">Nombre</text:text-input></text:p>
          </table:table-cell>
          <table:table-cell table:style-name="Tabla1.A2" office:value-type="string">
            <text:p text:style-name="P45"><text:text-input text:description="&lt;lines.sale_number&gt;">Numero de Orden de Venta</text:text-input></text:p>
          </table:table-cell>
          <table:table-cell table:style-name="Tabla1.A2" office:value-type="string">
            <text:p text:style-name="P45"><text:text-input text:description="&lt;lines.reference&gt;">Referencia</text:text-input></text:p>
          </table:table-cell>
          <table:table-cell table:style-name="Tabla1.D2" office:value-type="string">
            <text:p text:style-name="P8"><text:text-input text:description="&lt;&quot;{0:.2f}&quot;.format(lines.total)&gt;">Total</text:text-input></text:p>
          </table:table-cell>
        </table:table-row>
        <table:table-row>
          <table:table-cell table:style-name="Tabla1.D2" table:number-columns-spanned="4" office:value-type="string">
            <text:p text:style-name="P9"><text:text-input text:description="&lt;/for&gt;">End For</text:text-input></text:p>
          </table:table-cell>
          <table:covered-table-cell/>
          <table:covered-table-cell/>
          <table:covered-table-cell/>
        </table:table-row>
      </table:table>
      <text:p text:style-name="P10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53">Facturas sin Cobrar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4">Nombre del cliente</text:p>
          </table:table-cell>
          <table:table-cell table:style-name="Tabla3.A2" office:value-type="string">
            <text:p text:style-name="P4">Numero <text:span text:style-name="T7">de Factura</text:span></text:p>
          </table:table-cell>
          <table:table-cell table:style-name="Tabla3.A2" office:value-type="string">
            <text:p text:style-name="P25"><text:span text:style-name="T10">Referencia</text:span></text:p>
          </table:table-cell>
          <table:table-cell table:style-name="Tabla3.D2" office:value-type="string">
            <text:p text:style-name="P58">Valor</text:p>
          </table:table-cell>
        </table:table-row>
        <table:table-row>
          <table:table-cell table:style-name="Tabla3.D2" table:number-columns-spanned="4" office:value-type="string">
            <text:p text:style-name="P32"><text:text-input text:description="&lt;for each=&quot;lines in o.fsc_ids&quot;&gt;">for lines in Facturar sin Cobrar</text:text-input>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7"><text:text-input text:description="&lt;lines.name&gt;">Nombre</text:text-input></text:p>
          </table:table-cell>
          <table:table-cell table:style-name="Tabla3.A2" office:value-type="string">
            <text:p text:style-name="P39"><text:text-input text:description="&lt;lines.invoice_number&gt;">Numero de Factura</text:text-input></text:p>
          </table:table-cell>
          <table:table-cell table:style-name="Tabla3.A2" office:value-type="string">
            <text:p text:style-name="P45"><text:text-input text:description="&lt;lines.reference&gt;">Referencia</text:text-input></text:p>
          </table:table-cell>
          <table:table-cell table:style-name="Tabla3.D2" office:value-type="string">
            <text:p text:style-name="P46"><text:text-input text:description="&lt;&quot;{0:.2f}&quot;.format(lines.total)&gt;">Total</text:text-input></text:p>
          </table:table-cell>
        </table:table-row>
        <table:table-row>
          <table:table-cell table:style-name="Tabla3.D2" table:number-columns-spanned="4" office:value-type="string">
            <text:p text:style-name="P47"><text:text-input text:description="&lt;/for&gt;">End For</text:text-input></text:p>
          </table:table-cell>
          <table:covered-table-cell/>
          <table:covered-table-cell/>
          <table:covered-table-cell/>
        </table:table-row>
      </table:table>
      <text:p text:style-name="P1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>
          <table:table-cell table:style-name="Tabla4.A1" table:number-columns-spanned="5" office:value-type="string">
            <text:p text:style-name="P53">Cobros Realizad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27">Diario de Cobro</text:p>
          </table:table-cell>
          <table:table-cell table:style-name="Tabla4.A2" office:value-type="string">
            <text:p text:style-name="P29">Cliente</text:p>
          </table:table-cell>
          <table:table-cell table:style-name="Tabla4.A2" office:value-type="string">
            <text:p text:style-name="P30"><text:span text:style-name="T8">Referencia</text:span></text:p>
          </table:table-cell>
          <table:table-cell table:style-name="Tabla4.A2" office:value-type="string">
            <text:p text:style-name="P30"><text:span text:style-name="T8">Memoria</text:span></text:p>
          </table:table-cell>
          <table:table-cell table:style-name="Tabla4.E2" office:value-type="string">
            <text:p text:style-name="P26"><text:span text:style-name="T12">Valor</text:span></text:p>
          </table:table-cell>
        </table:table-row>
        <table:table-row>
          <table:table-cell table:style-name="Tabla4.E2" table:number-columns-spanned="5" office:value-type="string">
            <text:p text:style-name="P32"><text:text-input text:description="&lt;for each=&quot;lines in o.cobros_efectivo_cheque&quot;&gt;">For lines in cobros efectuados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7"><text:text-input text:description="&lt;lines.name&gt;">Nombre</text:text-input></text:p>
          </table:table-cell>
          <table:table-cell table:style-name="Tabla4.A2" office:value-type="string">
            <text:p text:style-name="P39"><text:text-input text:description="&lt;lines.partner&gt;">Cliente</text:text-input></text:p>
          </table:table-cell>
          <table:table-cell table:style-name="Tabla4.A2" office:value-type="string">
            <text:p text:style-name="P43"><text:text-input text:description="&lt;lines.reference&gt;">Referencia</text:text-input></text:p>
          </table:table-cell>
          <table:table-cell table:style-name="Tabla4.A2" office:value-type="string">
            <text:p text:style-name="P43"><text:text-input text:description="&lt;lines.memory&gt;">Memoria</text:text-input></text:p>
          </table:table-cell>
          <table:table-cell table:style-name="Tabla4.E2" office:value-type="string">
            <text:p text:style-name="P46"><text:text-input text:description="&lt;&quot;{0:.2f}&quot;.format(lines.total)&gt;">Total</text:text-input></text:p>
          </table:table-cell>
        </table:table-row>
        <table:table-row>
          <table:table-cell table:style-name="Tabla4.E2" table:number-columns-spanned="5" office:value-type="string">
            <text:p text:style-name="P47"><text:text-input text:description="&lt;/for&gt;">End For</text:text-input></text:p>
          </table:table-cell>
          <table:covered-table-cell/>
          <table:covered-table-cell/>
          <table:covered-table-cell/>
          <table:covered-table-cell/>
        </table:table-row>
      </table:table>
      <text:section text:style-name="Sect1" text:name="Sección1">
        <text:p text:style-name="Text_20_body"/>
        <table:table table:name="Tabla8" table:style-name="Tabla8">
          <table:table-column table:style-name="Tabla8.A"/>
          <table:table-column table:style-name="Tabla8.B"/>
          <table:table-column table:style-name="Tabla8.C"/>
          <table:table-row>
            <table:table-cell table:style-name="Tabla8.A1" table:number-columns-spanned="3" office:value-type="string">
              <text:p text:style-name="P54"><text:span text:style-name="T9">Resumen </text:span>Cobros Realizados</text:p>
            </table:table-cell>
            <table:covered-table-cell/>
            <table:covered-table-cell/>
          </table:table-row>
          <table:table-row>
            <table:table-cell table:style-name="Tabla8.A2" office:value-type="string">
              <text:p text:style-name="P28">Diario de Cobro</text:p>
            </table:table-cell>
            <table:table-cell table:style-name="Tabla8.A2" office:value-type="string">
              <text:p text:style-name="P24">Numero</text:p>
            </table:table-cell>
            <table:table-cell table:style-name="Tabla8.C2" office:value-type="string">
              <text:p text:style-name="P24">Total</text:p>
            </table:table-cell>
          </table:table-row>
          <table:table-row>
            <table:table-cell table:style-name="Tabla8.C2" table:number-columns-spanned="3" office:value-type="string">
              <text:p text:style-name="P35"><text:text-input text:description="&lt;for each=&quot;lines in o.cobros_efec_cheq_consolidado&quot;&gt;">For lines in cobros consolidados</text:text-input></text:p>
            </table:table-cell>
            <table:covered-table-cell/>
            <table:covered-table-cell/>
          </table:table-row>
          <table:table-row>
            <table:table-cell table:style-name="Tabla8.A2" office:value-type="string">
              <text:p text:style-name="P44"><text:text-input text:description="&lt;lines.name&gt;">Nombre</text:text-input></text:p>
            </table:table-cell>
            <table:table-cell table:style-name="Tabla8.A2" office:value-type="string">
              <text:p text:style-name="P44"><text:text-input text:description="&lt;lines.number&gt;">Numero</text:text-input></text:p>
            </table:table-cell>
            <table:table-cell table:style-name="Tabla8.C2" office:value-type="string">
              <text:p text:style-name="P46"><text:text-input text:description="&lt;&quot;{0:.2f}&quot;.format(lines.total)&gt;">Total</text:text-input></text:p>
            </table:table-cell>
          </table:table-row>
          <table:table-row>
            <table:table-cell table:style-name="Tabla8.C2" table:number-columns-spanned="3" office:value-type="string">
              <text:p text:style-name="P50"><text:text-input text:description="&lt;/for&gt;">End For</text:text-input></text:p>
            </table:table-cell>
            <table:covered-table-cell/>
            <table:covered-table-cell/>
          </table:table-row>
        </table:table>
        <text:p text:style-name="P19"/>
      </text:section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64">Total Efectivo:<text:tab/></text:p>
          </table:table-cell>
          <table:table-cell table:style-name="Tabla5.A1" office:value-type="string">
            <text:p text:style-name="P65"/>
          </table:table-cell>
          <table:table-cell table:style-name="Tabla5.C1" office:value-type="string">
            <text:p text:style-name="P65"/>
          </table:table-cell>
        </table:table-row>
        <table:table-row>
          <table:table-cell table:style-name="Tabla5.A2" office:value-type="string">
            <text:p text:style-name="P64">Total Cheques:<text:tab/></text:p>
          </table:table-cell>
          <table:table-cell table:style-name="Tabla5.A2" office:value-type="string">
            <text:p text:style-name="P65"/>
          </table:table-cell>
          <table:table-cell table:style-name="Tabla5.C2" office:value-type="string">
            <text:p text:style-name="P65"/>
          </table:table-cell>
        </table:table-row>
        <table:table-row>
          <table:table-cell table:style-name="Tabla5.A2" office:value-type="string">
            <text:p text:style-name="P64">Total Vouchers:<text:tab/></text:p>
          </table:table-cell>
          <table:table-cell table:style-name="Tabla5.A2" office:value-type="string">
            <text:p text:style-name="P65"/>
          </table:table-cell>
          <table:table-cell table:style-name="Tabla5.C2" office:value-type="string">
            <text:p text:style-name="P65"/>
          </table:table-cell>
        </table:table-row>
        <table:table-row>
          <table:table-cell table:style-name="Tabla5.A2" office:value-type="string">
            <text:p text:style-name="P64">Total Retenciones:<text:tab/></text:p>
          </table:table-cell>
          <table:table-cell table:style-name="Tabla5.A2" office:value-type="string">
            <text:p text:style-name="P65"/>
          </table:table-cell>
          <table:table-cell table:style-name="Tabla5.C2" office:value-type="string">
            <text:p text:style-name="P65"/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3"><draw:line text:anchor-type="paragraph" draw:z-index="0" draw:style-name="gr1" draw:text-style-name="P66" svg:x1="8.064cm" svg:y1="0.288cm" svg:x2="11.913cm" svg:y2="0.288cm"><text:p/></draw:line><draw:line text:anchor-type="paragraph" draw:z-index="1" draw:style-name="gr1" draw:text-style-name="P66" svg:x1="2.064cm" svg:y1="0.288cm" svg:x2="5.913cm" svg:y2="0.288cm"><text:p/></draw:line></text:p>
      <text:p text:style-name="P14"><text:span text:style-name="T6"><text:s text:c="30"/></text:span><text:span text:style-name="T6"><text:text-input text:description="&lt;o.user_id.name&gt;">Nombre Responsable</text:text-input></text:span><text:span text:style-name="T6"><text:tab/> <text:s text:c="53"/>Supervisor</text:span></text:p>
      <text:p text:style-name="P16"/>
      <text:p text:style-name="P20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>
          <table:table-cell table:style-name="Tabla6.A1" table:number-columns-spanned="5" office:value-type="string">
            <text:p text:style-name="P52">Factur<text:span text:style-name="T3">as Emitida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22">Nombre del cliente</text:p>
          </table:table-cell>
          <table:table-cell table:style-name="Tabla6.A2" office:value-type="string">
            <text:p text:style-name="P57">Numero <text:span text:style-name="T7">de Factura</text:span></text:p>
          </table:table-cell>
          <table:table-cell table:style-name="Tabla6.A2" office:value-type="string">
            <text:p text:style-name="P25"><text:span text:style-name="T10">Referencia</text:span></text:p>
          </table:table-cell>
          <table:table-cell table:style-name="Tabla6.A2" office:value-type="string">
            <text:p text:style-name="P26"><text:span text:style-name="T12">Valor</text:span></text:p>
          </table:table-cell>
          <table:table-cell table:style-name="Tabla6.E2" office:value-type="string">
            <text:p text:style-name="P36">Estado</text:p>
          </table:table-cell>
        </table:table-row>
        <table:table-row>
          <table:table-cell table:style-name="Tabla6.E2" table:number-columns-spanned="5" office:value-type="string">
            <text:p text:style-name="P33"><text:text-input text:description="&lt;for each=&quot;lines in o.facturas_emitidas&quot;&gt;">For lines in facturas emitidas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40"><text:text-input text:description="&lt;lines.name&gt;">Nombre</text:text-input></text:p>
          </table:table-cell>
          <table:table-cell table:style-name="Tabla6.A2" office:value-type="string">
            <text:p text:style-name="P40"><text:text-input text:description="&lt;lines.number&gt;">Numero</text:text-input></text:p>
          </table:table-cell>
          <table:table-cell table:style-name="Tabla6.A2" office:value-type="string">
            <text:p text:style-name="P45"><text:text-input text:description="&lt;lines.reference&gt;">Referencia</text:text-input></text:p>
          </table:table-cell>
          <table:table-cell table:style-name="Tabla6.A2" office:value-type="string">
            <text:p text:style-name="P46"><text:text-input text:description="&lt;&quot;{0:.2f}&quot;.format(lines.total)&gt;">Total</text:text-input></text:p>
          </table:table-cell>
          <table:table-cell table:style-name="Tabla6.E2" office:value-type="string">
            <text:p text:style-name="P41"><text:text-input text:description="&lt;lines.estado&gt;">Estado</text:text-input></text:p>
          </table:table-cell>
        </table:table-row>
        <table:table-row>
          <table:table-cell table:style-name="Tabla6.E2" table:number-columns-spanned="5" office:value-type="string">
            <text:p text:style-name="P48"><text:text-input text:description="&lt;/for&gt;">End Fo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8"/>
      <text:p text:style-name="P18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>
          <table:table-cell table:style-name="Tabla7.A1" table:number-columns-spanned="5" office:value-type="string">
            <text:p text:style-name="P51"><text:span text:style-name="T4">Ordenes de Venta</text:span><text:span text:style-name="T3"> Emitida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23">Nombre del cliente</text:p>
          </table:table-cell>
          <table:table-cell table:style-name="Tabla7.A2" office:value-type="string">
            <text:p text:style-name="P23">Numero</text:p>
          </table:table-cell>
          <table:table-cell table:style-name="Tabla7.A2" office:value-type="string">
            <text:p text:style-name="P25"><text:span text:style-name="T10">Referencia</text:span></text:p>
          </table:table-cell>
          <table:table-cell table:style-name="Tabla7.A2" office:value-type="string">
            <text:p text:style-name="P26"><text:span text:style-name="T12">Valor</text:span></text:p>
          </table:table-cell>
          <table:table-cell table:style-name="Tabla7.E2" office:value-type="string">
            <text:p text:style-name="P37">Estado</text:p>
          </table:table-cell>
        </table:table-row>
        <table:table-row>
          <table:table-cell table:style-name="Tabla7.E2" table:number-columns-spanned="5" office:value-type="string">
            <text:p text:style-name="P34"><text:text-input text:description="&lt;for each=&quot;lines in o.ordenes_venta_emitidas&quot;&gt;">For lines in Ordenes de Venta emitidas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42"><text:text-input text:description="&lt;lines.name&gt;">Nombre</text:text-input></text:p>
          </table:table-cell>
          <table:table-cell table:style-name="Tabla7.A2" office:value-type="string">
            <text:p text:style-name="P42"><text:text-input text:description="&lt;lines.number&gt;">Numero</text:text-input></text:p>
          </table:table-cell>
          <table:table-cell table:style-name="Tabla7.A2" office:value-type="string">
            <text:p text:style-name="P45"><text:text-input text:description="&lt;lines.reference&gt;">Referencia</text:text-input></text:p>
          </table:table-cell>
          <table:table-cell table:style-name="Tabla7.A2" office:value-type="string">
            <text:p text:style-name="P46"><text:text-input text:description="&lt;&quot;{0:.2f}&quot;.format(lines.total)&gt;">Total</text:text-input></text:p>
          </table:table-cell>
          <table:table-cell table:style-name="Tabla7.E2" office:value-type="string">
            <text:p text:style-name="P42"><text:text-input text:description="&lt;lines.estado&gt;">Estado</text:text-input></text:p>
          </table:table-cell>
        </table:table-row>
        <table:table-row>
          <table:table-cell table:style-name="Tabla7.E2" table:number-columns-spanned="5" office:value-type="string">
            <text:p text:style-name="P49"><text:text-input text:description="&lt;/for&gt;">End Fo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C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25cm" style:type="center"/>
          <style:tab-stop style:position="14.4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25cm" style:type="center"/>
          <style:tab-stop style:position="14.4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3.899cm" table:align="margins"/>
    </style:style>
    <style:style style:name="Tabla2.A" style:family="table-column">
      <style:table-column-properties style:column-width="1.009cm" style:rel-column-width="4757*"/>
    </style:style>
    <style:style style:name="Tabla2.B" style:family="table-column">
      <style:table-column-properties style:column-width="8.276cm" style:rel-column-width="39021*"/>
    </style:style>
    <style:style style:name="Tabla2.C" style:family="table-column">
      <style:table-column-properties style:column-width="4.614cm" style:rel-column-width="21757*"/>
    </style:style>
    <style:style style:name="Tabla2.1" style:family="table-row">
      <style:table-row-properties style:min-row-height="1.924cm"/>
    </style:style>
    <style:style style:name="Tabla2.A1" style:family="table-cell">
      <style:table-cell-properties fo:padding="0.097cm" fo:border-left="none" fo:border-right="none" fo:border-top="none" fo:border-bottom="0.035cm solid #000000"/>
    </style:style>
    <style:style style:name="MP1" style:family="paragraph" style:parent-style-name="Standard">
      <style:paragraph-properties fo:margin-left="0cm" fo:margin-right="0cm" fo:text-indent="0cm" style:auto-text-indent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MP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MP3" style:family="paragraph" style:parent-style-name="Standard">
      <style:paragraph-properties fo:margin-left="0cm" fo:margin-right="0cm" fo:text-indent="0cm" style:auto-text-indent="false"/>
      <style:text-properties style:font-name="Liberation Sans" fo:font-size="7pt" style:font-size-asian="7pt" style:font-size-complex="7pt"/>
    </style:style>
    <style:style style:name="MP4" style:family="paragraph" style:parent-style-name="Table_20_Contents">
      <style:paragraph-properties fo:text-align="start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style:use-window-font-color="true" style:font-name="Liberation Sans" fo:font-size="9pt" fo:font-style="normal" fo:font-weight="bold" officeooo:paragraph-rsid="00443eca" style:font-size-asian="9pt" style:font-style-asian="normal" style:font-weight-asian="bold" style:font-size-complex="9pt" style:font-style-complex="normal" style:font-weight-complex="bold"/>
    </style:style>
    <style:style style:name="MP5" style:family="paragraph" style:parent-style-name="Header">
      <style:paragraph-properties fo:text-align="center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MP6" style:family="paragraph" style:parent-style-name="Footer">
      <style:text-properties style:use-window-font-color="true" style:font-name="Liberation Sans" fo:font-size="8pt" fo:font-style="normal" officeooo:rsid="0016a185" style:font-size-asian="8pt" style:font-style-asian="normal" style:font-size-complex="8pt" style:font-style-complex="normal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officeooo:rsid="00443eca"/>
    </style:style>
    <style:style style:name="MT3" style:family="text">
      <style:text-properties fo:font-weight="normal" officeooo:rsid="00443eca" style:font-weight-asian="normal" style:font-weight-complex="normal"/>
    </style:style>
    <style:page-layout style:name="Mpm1">
      <style:page-layout-properties fo:page-width="15.9cm" fo:page-height="21.999cm" style:num-format="1" style:print-orientation="portrait" fo:margin-top="0.577cm" fo:margin-bottom="1.217cm" fo:margin-left="1.199cm" fo:margin-right="0.80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261cm" fo:margin-left="0cm" fo:margin-right="0cm" fo:margin-bottom="0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text-input text:description="&lt;user.company_id.name&gt;">Nombre Empresa</text:text-input></text:p>
              <text:p text:style-name="MP3"><text:text-input text:description="&lt;user.company_id.partner_id.address[0].street&gt;">Direccion 1</text:text-input></text:p>
              <text:p text:style-name="MP3"><text:text-input text:description="&lt;user.company_id.partner_id.address[0].street2&gt;">Direccion 2</text:text-input></text:p>
              <text:p text:style-name="MP3"><text:text-input text:description="&lt;user.company_id.partner_id.address[0].zip&gt;">Codigo Postal</text:text-input> <text:text-input text:description="&lt;user.company_id.partner_id.address[0].city&gt;">Ciudad</text:text-input> - <text:text-input text:description="&lt;user.company_id.partner_id.address[0].country_id.name&gt;">Pais</text:text-input></text:p>
              <text:p text:style-name="MP3"><text:text-input text:description="&lt;user.company_id.partner_id.address[0].phone&gt;">Telefono</text:text-input> - <text:span text:style-name="MT1"><text:text-input text:description="&lt;user.company_id.partner_id.address[0].email&gt;">Email</text:text-input></text:span></text:p>
            </table:table-cell>
            <table:table-cell table:style-name="Tabla2.A1" office:value-type="string">
              <text:p text:style-name="MP4"><text:span text:style-name="MT2">Reporte de Cierre de Caja</text:span></text:p>
              <text:p text:style-name="MP4"><text:span text:style-name="MT2">Fecha: </text:span><text:span text:style-name="MT3"><text:text-input text:description="&lt;o.date&gt;">Fecha</text:text-input></text:span><text:span text:style-name="MT2"> </text:span></text:p>
              <text:p text:style-name="MP4"><text:span text:style-name="MT2">Página: </text:span><text:span text:style-name="MT2"><text:page-number text:select-page="current">2</text:page-number></text:span><text:span text:style-name="MT2"> de </text:span><text:span text:style-name="MT2"><text:page-count>3</text:page-count></text:span></text:p>
            </table:table-cell>
          </table:table-row>
        </table:table>
        <text:p text:style-name="MP5"/>
      </style:header>
      <style:footer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opher Ormaza</meta:initial-creator>
    <meta:creation-date>2011-03-29T10:43:34</meta:creation-date>
    <dc:date>2013-03-13T17:30:19</dc:date>
    <dc:creator>Patricio Rangles</dc:creator>
    <meta:editing-duration>PT36H31M22S</meta:editing-duration>
    <meta:editing-cycles>116</meta:editing-cycles>
    <meta:generator>OpenOffice.org/3.2$Unix OpenOffice.org_project/320m19$Build-9505</meta:generator>
    <meta:document-statistic meta:table-count="8" meta:image-count="0" meta:object-count="0" meta:page-count="3" meta:paragraph-count="83" meta:word-count="177" meta:character-count="1145"/>
  </office:meta>
</office:document-meta>
</file>